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23:05.211297671</dc:date>
    <meta:editing-duration>PT1H26M21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81">
                <text:p>0.81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1">
                <text:p>0.71</text:p>
              </table:table-cell>
              <table:table-cell office:value-type="float" office:value="16.66">
                <text:p>16.66</text:p>
              </table:table-cell>
              <table:table-cell office:value-type="float" office:value="99.28">
                <text:p>99.28</text:p>
              </table:table-cell>
              <table:table-cell office:value-type="float" office:value="23.36">
                <text:p>23.36</text:p>
              </table:table-cell>
              <table:table-cell office:value-type="float" office:value="26.74">
                <text:p>26.74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35">
                <text:p>2.3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97">
                <text:p>99.97</text:p>
              </table:table-cell>
              <table:table-cell office:value-type="float" office:value="3.91999999999999">
                <text:p>3.91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0.4288888888889">
                <text:p>20.4288888888889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16.44">
                <text:p>16.44</text:p>
              </table:table-cell>
              <table:table-cell office:value-type="float" office:value="98.49">
                <text:p>98.49</text:p>
              </table:table-cell>
              <table:table-cell office:value-type="float" office:value="17.86">
                <text:p>17.86</text:p>
              </table:table-cell>
              <table:table-cell office:value-type="float" office:value="6.73999999999999">
                <text:p>6.73999999999999</text:p>
              </table:table-cell>
              <table:table-cell office:value-type="float" office:value="90.43">
                <text:p>90.4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.02">
                <text:p>1.0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94.38">
                <text:p>94.38</text:p>
              </table:table-cell>
              <table:table-cell office:value-type="float" office:value="3.10999999999999">
                <text:p>3.1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65">
                <text:p>18.365</text:p>
              </table:table-cell>
              <table:table-cell office:value-type="float" office:value="94.4333333333333">
                <text:p>94.4333333333333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16.34">
                <text:p>16.34</text:p>
              </table:table-cell>
              <table:table-cell office:value-type="float" office:value="94.45">
                <text:p>94.45</text:p>
              </table:table-cell>
              <table:table-cell office:value-type="float" office:value="15.12">
                <text:p>15.12</text:p>
              </table:table-cell>
              <table:table-cell office:value-type="float" office:value="1.71">
                <text:p>1.71</text:p>
              </table:table-cell>
              <table:table-cell office:value-type="float" office:value="89.47">
                <text:p>89.4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659999999999994">
                <text:p>0.659999999999994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61.55">
                <text:p>61.55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755">
                <text:p>15.755</text:p>
              </table:table-cell>
              <table:table-cell office:value-type="float" office:value="81.8233333333333">
                <text:p>81.8233333333333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26">
                <text:p>16.26</text:p>
              </table:table-cell>
              <table:table-cell office:value-type="float" office:value="84.04">
                <text:p>84.04</text:p>
              </table:table-cell>
              <table:table-cell office:value-type="float" office:value="13.33">
                <text:p>13.33</text:p>
              </table:table-cell>
              <table:table-cell office:value-type="float" office:value="1.13">
                <text:p>1.13</text:p>
              </table:table-cell>
              <table:table-cell office:value-type="float" office:value="88.8">
                <text:p>88.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629999999999997">
                <text:p>0.629999999999997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0.37">
                <text:p>10.37</text:p>
              </table:table-cell>
              <table:table-cell office:value-type="float" office:value="2.22">
                <text:p>2.2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12">
                <text:p>16.12</text:p>
              </table:table-cell>
              <table:table-cell office:value-type="float" office:value="77.02">
                <text:p>77.02</text:p>
              </table:table-cell>
              <table:table-cell office:value-type="float" office:value="12">
                <text:p>12</text:p>
              </table:table-cell>
              <table:table-cell office:value-type="float" office:value="0.889999999999991">
                <text:p>0.889999999999991</text:p>
              </table:table-cell>
              <table:table-cell office:value-type="float" office:value="88.46">
                <text:p>88.4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.02">
                <text:p>1.02</text:p>
              </table:table-cell>
              <table:table-cell office:value-type="float" office:value="1.78999999999999">
                <text:p>1.7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22222222222">
                <text:p>11.0722222222222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